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d0f29"/>
    </style:style>
    <style:style style:name="P2" style:family="paragraph" style:parent-style-name="Standard">
      <style:text-properties officeooo:rsid="000d0f29" officeooo:paragraph-rsid="000d0f29"/>
    </style:style>
    <style:style style:name="P3" style:family="paragraph" style:parent-style-name="Standard">
      <style:text-properties officeooo:rsid="000f09bd" officeooo:paragraph-rsid="000f09bd"/>
    </style:style>
    <style:style style:name="P4" style:family="paragraph" style:parent-style-name="Standard">
      <style:paragraph-properties fo:text-align="center" style:justify-single-word="false"/>
      <style:text-properties fo:font-size="16pt" fo:font-style="italic" fo:font-weight="bold" officeooo:rsid="000f09bd" officeooo:paragraph-rsid="000f09bd" style:font-size-asian="16pt" style:font-style-asian="italic" style:font-weight-asian="bold" style:font-size-complex="16pt" style:font-style-complex="italic" style:font-weight-complex="bold"/>
    </style:style>
    <style:style style:name="P5" style:family="paragraph" style:parent-style-name="Standard">
      <style:paragraph-properties fo:text-align="center" style:justify-single-word="false"/>
      <style:text-properties fo:font-size="12pt" fo:font-style="italic" fo:font-weight="bold" officeooo:rsid="000f09bd" officeooo:paragraph-rsid="000f09bd" style:font-size-asian="10.5pt" style:font-style-asian="italic" style:font-weight-asian="bold" style:font-size-complex="12pt" style:font-style-complex="italic" style:font-weight-complex="bold"/>
    </style:style>
    <style:style style:name="P6" style:family="paragraph" style:parent-style-name="Standard">
      <style:text-properties officeooo:rsid="0011c74d" officeooo:paragraph-rsid="0011c74d"/>
    </style:style>
    <style:style style:name="T1" style:family="text">
      <style:text-properties style:font-name="sans-serif"/>
    </style:style>
    <style:style style:name="T2" style:family="text">
      <style:text-properties style:font-name="sans-serif" fo:font-size="12pt"/>
    </style:style>
    <style:style style:name="T3" style:family="text">
      <style:text-properties style:font-name="sans-serif" fo:font-size="12pt" officeooo:rsid="000f09bd"/>
    </style:style>
    <style:style style:name="T4" style:family="text">
      <style:text-properties style:font-name="sans-serif" fo:font-size="12pt" officeooo:rsid="000ff0e7"/>
    </style:style>
    <style:style style:name="T5" style:family="text">
      <style:text-properties style:font-name="sans-serif" fo:font-size="12pt" officeooo:rsid="0010d7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text:span text:style-name="T1">ASSIGNMENT – 2</text:span></text:p>
      <text:p text:style-name="P5"><text:span text:style-name="T1">Diptanshu Mittal </text:span></text:p>
      <text:p text:style-name="P5"><text:span text:style-name="T1">2018232</text:span></text:p>
      <text:p text:style-name="P1"><text:span text:style-name="T2"/></text:p>
      <text:p text:style-name="P3"><text:span text:style-name="T2"/></text:p>
      <text:p text:style-name="P3"><text:span text:style-name="T2">1.</text:span><text:span text:style-name="T4">The code consist of two files:-</text:span></text:p>
      <text:p text:style-name="P3"><text:span text:style-name="T4"/></text:p>
      <text:p text:style-name="P3"><text:span text:style-name="T4">- Client.c – Which serve the purpose of the user and connects to the srever via a socket connection and works on two reads, one for reading the data from the server and printing it on the terminal, other to send the input data on the terminal to the server after some processing, sending data to the server is done by tWrite function which takes (void *) <text:s/>as the argument.</text:span></text:p>
      <text:p text:style-name="P3"><text:span text:style-name="T4"/></text:p>
      <text:p text:style-name="P3"><text:span text:style-name="T4">-Server.c – Which servers the purpose of the server and makes a unique socket connection for each of the </text:span><text:span text:style-name="T5">clients getting connected by the accept function and also makes a unique thread for each of the client connected by the clientThread function. </text:span></text:p>
      <text:p text:style-name="P3"><text:span text:style-name="T5"/></text:p>
      <text:p text:style-name="P3"><text:span text:style-name="T5">Used socket(PF_INET, SOCK_STREAM, 0); to create a socket.</text:span></text:p>
      <text:p text:style-name="P3"><text:span text:style-name="T5">Used struct sockaddr_in to set up the server.</text:span></text:p>
      <text:p text:style-name="P3"><text:span text:style-name="T5">Used bind to connect the client with server. It basically binds the socket to the address and port number.</text:span></text:p>
      <text:p text:style-name="P3"><text:span text:style-name="T5">Used listen to place server socket in passive mode so that it makes the server wait until client tries to connect.</text:span></text:p>
      <text:p text:style-name="P3"><text:span text:style-name="T5">Used Accept, to get the first connection request on the queue of pending connections for the listening socket, sockfd, creates a new connected socket, and returns a new file descriptor referring to that socket.</text:span></text:p>
      <text:p text:style-name="P3"><text:span text:style-name="T5"/></text:p>
      <text:p text:style-name="P3"><text:span text:style-name="T5"/></text:p>
      <text:p text:style-name="P3"><text:span text:style-name="T2"/></text:p>
      <text:p text:style-name="P2"><text:span text:style-name="T2">2. Go to the directory in which the files are present and open terminal in the file. After this type - “make”. And now run the binary files generated in different terminal, first open the server and then open the client file in different terminals.</text:span></text:p>
      <text:p text:style-name="P2"><text:span text:style-name="T2"/></text:p>
      <text:p text:style-name="P2"><text:span text:style-name="T2">3. The user can give the user :-</text:span></text:p>
      <text:p text:style-name="P2"><text:span text:style-name="T2"><text:s text:c="4"/>-DATASET – To check the list of all the clients available at that moment.</text:span></text:p>
      <text:p text:style-name="P2"><text:span text:style-name="T2"><text:s text:c="4"/>-SEND – The syntax is “SEND <text:s text:c="2"/>ClientNumber/* <text:s text:c="3"/>MESSAGE” .</text:span></text:p>
      <text:p text:style-name="P2"><text:span text:style-name="T2"><text:s text:c="4"/>-</text:span><text:span text:style-name="T3">EXIT – To make the client exit.</text:span></text:p>
      <text:p text:style-name="P2"><text:span text:style-name="T3"/></text:p>
      <text:p text:style-name="P3"><text:span text:style-name="T2">4. Whenever the user sends a message their is a confirmation message or a error telling about the error</text:span></text:p>
      <text:p text:style-name="P3"><text:span text:style-name="T2">In the DATASET command the list of all the available client number along with their socket number <text:s/>is displayed.</text:span></text:p>
      <text:p text:style-name="P3"><text:span text:style-name="T2"/></text:p>
      <text:p text:style-name="P3"><text:span text:style-name="T2">5. If the user has enterd incorrect client number then the error message is <text:s text:c="7"/>displayed.</text:span></text:p>
      <text:p text:style-name="P3"><text:span text:style-name="T2">If the user has enterd the command in the worng format or the command entered is not available.</text:span></text:p>
      <text:p text:style-name="P3"><text:soft-page-break/><text:span text:style-name="T2"/></text:p>
      <text:p text:style-name="P3"><text:span text:style-name="T2"/></text:p>
      <text:p text:style-name="P3"><text:span text:style-name="T2"/></text:p>
      <text:p text:style-name="P3"><text:span text:style-name="T2"/></text:p>
      <text:p text:style-name="P6"><text:span text:style-name="T2">Refrences:- <text:s text:c="3"/></text:span></text:p>
      <text:p text:style-name="P6"><text:span text:style-name="T2"/></text:p>
      <text:p text:style-name="P6"><text:span text:style-name="T2">GITHUB :- https://gist.github.com/Abhey/47e09377a527acfc2480dbc5515df87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22:55:59.780553438</meta:creation-date>
    <dc:date>2019-10-31T23:54:08.983742576</dc:date>
    <meta:editing-duration>PT24M47S</meta:editing-duration>
    <meta:editing-cycles>2</meta:editing-cycles>
    <meta:generator>LibreOffice/6.0.7.3$Linux_X86_64 LibreOffice_project/00m0$Build-3</meta:generator>
    <meta:document-statistic meta:table-count="0" meta:image-count="0" meta:object-count="0" meta:page-count="2" meta:paragraph-count="22" meta:word-count="366" meta:character-count="2168" meta:non-whitespace-character-count="1786"/>
  </office:meta>
</office:document-meta>
</file>